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604453" officeooo:paragraph-rsid="00604453"/>
    </style:style>
    <style:style style:name="P4" style:family="paragraph" style:parent-style-name="Table_20_Contents">
      <style:text-properties officeooo:rsid="00446fc1" officeooo:paragraph-rsid="00446fc1"/>
    </style:style>
    <style:style style:name="P5" style:family="paragraph" style:parent-style-name="Table_20_Contents">
      <style:text-properties officeooo:rsid="0045973d" officeooo:paragraph-rsid="0045973d"/>
    </style:style>
    <style:style style:name="P6" style:family="paragraph" style:parent-style-name="Table_20_Contents">
      <style:text-properties officeooo:rsid="0045973d" officeooo:paragraph-rsid="004a8cbc"/>
    </style:style>
    <style:style style:name="P7" style:family="paragraph" style:parent-style-name="Table_20_Contents">
      <style:text-properties officeooo:rsid="004634e4" officeooo:paragraph-rsid="004634e4"/>
    </style:style>
    <style:style style:name="P8" style:family="paragraph" style:parent-style-name="Table_20_Contents">
      <style:text-properties officeooo:rsid="0048fac2" officeooo:paragraph-rsid="0048fac2"/>
    </style:style>
    <style:style style:name="P9" style:family="paragraph" style:parent-style-name="Table_20_Contents">
      <style:text-properties officeooo:rsid="004986d9" officeooo:paragraph-rsid="004986d9"/>
    </style:style>
    <style:style style:name="P10" style:family="paragraph" style:parent-style-name="Table_20_Contents">
      <style:text-properties officeooo:rsid="004a8cbc" officeooo:paragraph-rsid="004a8cbc"/>
    </style:style>
    <style:style style:name="P11" style:family="paragraph" style:parent-style-name="Table_20_Contents">
      <style:text-properties officeooo:rsid="004c69e7" officeooo:paragraph-rsid="004c69e7"/>
    </style:style>
    <style:style style:name="P12" style:family="paragraph" style:parent-style-name="Table_20_Contents">
      <style:text-properties officeooo:rsid="006c046a" officeooo:paragraph-rsid="006c046a"/>
    </style:style>
    <style:style style:name="P13" style:family="paragraph" style:parent-style-name="Table_20_Contents">
      <style:text-properties officeooo:rsid="006c8e28" officeooo:paragraph-rsid="006c8e28"/>
    </style:style>
    <style:style style:name="P14" style:family="paragraph" style:parent-style-name="Table_20_Contents">
      <style:text-properties officeooo:rsid="00783732" officeooo:paragraph-rsid="00783732"/>
    </style:style>
    <style:style style:name="P15" style:family="paragraph" style:parent-style-name="Table_20_Heading">
      <style:text-properties officeooo:rsid="00446fc1" officeooo:paragraph-rsid="00446fc1"/>
    </style:style>
    <style:style style:name="P16" style:family="paragraph" style:parent-style-name="Table_20_Heading">
      <style:text-properties officeooo:rsid="0045973d" officeooo:paragraph-rsid="0045973d"/>
    </style:style>
    <style:style style:name="P17" style:family="paragraph" style:parent-style-name="Table_20_Heading">
      <style:text-properties officeooo:rsid="004a8cbc" officeooo:paragraph-rsid="004a8cbc"/>
    </style:style>
    <style:style style:name="P18" style:family="paragraph" style:parent-style-name="Text_20_body">
      <style:text-properties officeooo:rsid="0063ea4c" officeooo:paragraph-rsid="008d4af2"/>
    </style:style>
    <style:style style:name="P19" style:family="paragraph" style:parent-style-name="Text_20_body">
      <style:text-properties officeooo:rsid="005783c0" officeooo:paragraph-rsid="0096f9bd"/>
    </style:style>
    <style:style style:name="P20" style:family="paragraph" style:parent-style-name="Text_20_body">
      <style:text-properties officeooo:rsid="005783c0" officeooo:paragraph-rsid="009880bc"/>
    </style:style>
    <style:style style:name="P21" style:family="paragraph" style:parent-style-name="Text_20_body">
      <style:text-properties officeooo:rsid="00a72b15" officeooo:paragraph-rsid="00a72b15"/>
    </style:style>
    <style:style style:name="P22" style:family="paragraph" style:parent-style-name="Text_20_body">
      <style:text-properties officeooo:rsid="00a83e16" officeooo:paragraph-rsid="00a9e581"/>
    </style:style>
    <style:style style:name="P23" style:family="paragraph" style:parent-style-name="Text_20_body">
      <style:text-properties fo:font-style="italic" officeooo:rsid="00a9e581" officeooo:paragraph-rsid="00a9e581" style:font-style-asian="italic" style:font-style-complex="italic"/>
    </style:style>
    <style:style style:name="P24" style:family="paragraph" style:parent-style-name="Standard" style:list-style-name="L3">
      <style:text-properties officeooo:rsid="007d4024" officeooo:paragraph-rsid="00ba4d6f"/>
    </style:style>
    <style:style style:name="P25" style:family="paragraph" style:parent-style-name="Standard" style:list-style-name="L3">
      <style:text-properties officeooo:rsid="0082b881" officeooo:paragraph-rsid="00ba4d6f"/>
    </style:style>
    <style:style style:name="P26" style:family="paragraph" style:parent-style-name="Standard" style:list-style-name="L3">
      <style:text-properties officeooo:rsid="008171b0" officeooo:paragraph-rsid="00ba4d6f"/>
    </style:style>
    <style:style style:name="P27" style:family="paragraph" style:parent-style-name="Standard" style:list-style-name="L3">
      <style:text-properties officeooo:rsid="00847d21" officeooo:paragraph-rsid="00ba4d6f"/>
    </style:style>
    <style:style style:name="P28" style:family="paragraph" style:parent-style-name="Standard" style:list-style-name="L3">
      <style:text-properties officeooo:rsid="008626ec" officeooo:paragraph-rsid="00ba4d6f"/>
    </style:style>
    <style:style style:name="P29" style:family="paragraph" style:parent-style-name="Standard" style:list-style-name="L5"/>
    <style:style style:name="P30" style:family="paragraph" style:parent-style-name="Standard" style:list-style-name="L5">
      <style:text-properties officeooo:paragraph-rsid="009b6834"/>
    </style:style>
    <style:style style:name="P31" style:family="paragraph" style:parent-style-name="Standard" style:list-style-name="L6"/>
    <style:style style:name="P32" style:family="paragraph" style:parent-style-name="Standard">
      <style:text-properties officeooo:paragraph-rsid="0089371b"/>
    </style:style>
    <style:style style:name="P33" style:family="paragraph" style:parent-style-name="Text_20_body">
      <style:text-properties officeooo:rsid="00598330" officeooo:paragraph-rsid="00aad75f"/>
    </style:style>
    <style:style style:name="P34" style:family="paragraph" style:parent-style-name="Text_20_body">
      <style:text-properties officeooo:rsid="009ef84e" officeooo:paragraph-rsid="00ab8ca4"/>
    </style:style>
    <style:style style:name="P35" style:family="paragraph" style:parent-style-name="Text_20_body">
      <style:text-properties officeooo:rsid="005db39d" officeooo:paragraph-rsid="00aad75f"/>
    </style:style>
    <style:style style:name="P36" style:family="paragraph" style:parent-style-name="Text_20_body">
      <style:text-properties officeooo:rsid="00ab8ca4" officeooo:paragraph-rsid="00ab8ca4"/>
    </style:style>
    <style:style style:name="P37" style:family="paragraph" style:parent-style-name="Text_20_body">
      <style:text-properties officeooo:rsid="00b109eb" officeooo:paragraph-rsid="00b218f4"/>
    </style:style>
    <style:style style:name="P38" style:family="paragraph" style:parent-style-name="Text_20_body">
      <style:text-properties officeooo:rsid="00b2d438" officeooo:paragraph-rsid="00b2d438"/>
    </style:style>
    <style:style style:name="P39" style:family="paragraph" style:parent-style-name="Text_20_body">
      <style:text-properties officeooo:rsid="00b2d438" officeooo:paragraph-rsid="00b75dca"/>
    </style:style>
    <style:style style:name="P40" style:family="paragraph" style:parent-style-name="Text_20_body">
      <style:text-properties officeooo:rsid="00b6052e" officeooo:paragraph-rsid="00b75dca"/>
    </style:style>
    <style:style style:name="P41" style:family="paragraph" style:parent-style-name="Text_20_body" style:list-style-name="L7"/>
    <style:style style:name="P42" style:family="paragraph" style:parent-style-name="Text_20_body">
      <style:text-properties fo:font-style="italic" officeooo:rsid="00b2d438" officeooo:paragraph-rsid="00b9d209" style:font-style-asian="italic" style:font-style-complex="italic"/>
    </style:style>
    <style:style style:name="P43" style:family="paragraph" style:parent-style-name="Text_20_body">
      <style:text-properties officeooo:rsid="00ba4d6f" officeooo:paragraph-rsid="00ba4d6f"/>
    </style:style>
    <style:style style:name="P44" style:family="paragraph" style:parent-style-name="Text_20_body">
      <style:text-properties officeooo:rsid="00446fc1"/>
    </style:style>
    <style:style style:name="P45" style:family="paragraph" style:parent-style-name="Text_20_body">
      <style:text-properties officeooo:rsid="0056181c" officeooo:paragraph-rsid="00a72b15"/>
    </style:style>
    <style:style style:name="P46" style:family="paragraph" style:parent-style-name="Text_20_body">
      <style:text-properties officeooo:rsid="00bc8df0" officeooo:paragraph-rsid="00bc8df0"/>
    </style:style>
    <style:style style:name="P47" style:family="paragraph" style:parent-style-name="Text_20_body" style:list-style-name="L12"/>
    <style:style style:name="P48" style:family="paragraph" style:parent-style-name="Text_20_body" style:list-style-name="L1"/>
    <style:style style:name="P49" style:family="paragraph" style:parent-style-name="Text_20_body" style:list-style-name="L8"/>
    <style:style style:name="P50" style:family="paragraph" style:parent-style-name="Text_20_body">
      <style:text-properties officeooo:rsid="00c205a3" officeooo:paragraph-rsid="00c205a3"/>
    </style:style>
    <style:style style:name="P51" style:family="paragraph" style:parent-style-name="Text_20_body">
      <style:text-properties officeooo:rsid="00c486ba" officeooo:paragraph-rsid="00c486ba"/>
    </style:style>
    <style:style style:name="P52" style:family="paragraph" style:parent-style-name="Text_20_body" style:list-style-name="L13">
      <style:text-properties officeooo:rsid="00c61b8f" officeooo:paragraph-rsid="00c61b8f"/>
    </style:style>
    <style:style style:name="P53" style:family="paragraph" style:parent-style-name="Text_20_body" style:list-style-name="L13">
      <style:text-properties officeooo:paragraph-rsid="00c61b8f"/>
    </style:style>
    <style:style style:name="P54" style:family="paragraph" style:parent-style-name="Text_20_body" style:list-style-name="L13">
      <style:text-properties officeooo:rsid="00c75129" officeooo:paragraph-rsid="00c75129"/>
    </style:style>
    <style:style style:name="P55" style:family="paragraph" style:parent-style-name="Text_20_body">
      <style:text-properties officeooo:rsid="00c75129" officeooo:paragraph-rsid="00c75129"/>
    </style:style>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text-properties officeooo:rsid="008d4af2" officeooo:paragraph-rsid="00c93c5e"/>
    </style:style>
    <style:style style:name="P60" style:family="paragraph" style:parent-style-name="Heading_20_1">
      <style:text-properties officeooo:rsid="00604453" officeooo:paragraph-rsid="00604453"/>
    </style:style>
    <style:style style:name="P61" style:family="paragraph" style:parent-style-name="Heading_20_1">
      <style:text-properties officeooo:rsid="0090dfa8" officeooo:paragraph-rsid="0090dfa8"/>
    </style:style>
    <style:style style:name="P62" style:family="paragraph" style:parent-style-name="Heading_20_1">
      <style:text-properties officeooo:paragraph-rsid="0064a87e"/>
    </style:style>
    <style:style style:name="P63" style:family="paragraph" style:parent-style-name="Heading_20_1">
      <style:text-properties officeooo:paragraph-rsid="005783c0"/>
    </style:style>
    <style:style style:name="P64"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65" style:family="paragraph" style:parent-style-name="Heading_20_3">
      <style:text-properties officeooo:rsid="007d4024" officeooo:paragraph-rsid="00ba4d6f"/>
    </style:style>
    <style:style style:name="P66" style:family="paragraph" style:parent-style-name="Heading_20_3">
      <style:text-properties officeooo:rsid="008171b0" officeooo:paragraph-rsid="00ba4d6f"/>
    </style:style>
    <style:style style:name="P67" style:family="paragraph" style:parent-style-name="Heading_20_3">
      <style:text-properties officeooo:rsid="007e5894" officeooo:paragraph-rsid="007d4024"/>
    </style:style>
    <style:style style:name="P68" style:family="paragraph" style:parent-style-name="Heading_20_3">
      <style:text-properties officeooo:paragraph-rsid="0090dfa8"/>
    </style:style>
    <style:style style:name="P69" style:family="paragraph" style:parent-style-name="Heading_20_3">
      <style:text-properties officeooo:rsid="00ba4d6f" officeooo:paragraph-rsid="00ba4d6f"/>
    </style:style>
    <style:style style:name="P70" style:family="paragraph" style:parent-style-name="Heading_20_2">
      <style:text-properties officeooo:rsid="0090dfa8" officeooo:paragraph-rsid="0090dfa8"/>
    </style:style>
    <style:style style:name="P71" style:family="paragraph" style:parent-style-name="Heading_20_2">
      <style:text-properties officeooo:paragraph-rsid="00a406ad"/>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fo:font-style="italic" officeooo:rsid="008171b0" style:font-style-asian="italic" style:font-style-complex="italic"/>
    </style:style>
    <style:style style:name="T6" style:family="text">
      <style:text-properties fo:font-style="italic" officeooo:rsid="00b1ce6a" style:font-style-asian="italic" style:font-style-complex="italic"/>
    </style:style>
    <style:style style:name="T7" style:family="text">
      <style:text-properties fo:font-style="italic" officeooo:rsid="00bcb38f" style:font-style-asian="italic" style:font-style-complex="italic"/>
    </style:style>
    <style:style style:name="T8" style:family="text">
      <style:text-properties fo:font-style="italic" officeooo:rsid="00bd988a" style:font-style-asian="italic" style:font-style-complex="italic"/>
    </style:style>
    <style:style style:name="T9" style:family="text">
      <style:text-properties officeooo:rsid="001ce928"/>
    </style:style>
    <style:style style:name="T10" style:family="text">
      <style:text-properties officeooo:rsid="001e966a"/>
    </style:style>
    <style:style style:name="T11" style:family="text">
      <style:text-properties officeooo:rsid="00266f75"/>
    </style:style>
    <style:style style:name="T12" style:family="text">
      <style:text-properties officeooo:rsid="0029b760"/>
    </style:style>
    <style:style style:name="T13" style:family="text">
      <style:text-properties officeooo:rsid="002a9e87"/>
    </style:style>
    <style:style style:name="T14" style:family="text">
      <style:text-properties officeooo:rsid="002d38c2"/>
    </style:style>
    <style:style style:name="T15" style:family="text">
      <style:text-properties officeooo:rsid="0035a49c"/>
    </style:style>
    <style:style style:name="T16" style:family="text">
      <style:text-properties officeooo:rsid="00383329"/>
    </style:style>
    <style:style style:name="T17" style:family="text">
      <style:text-properties officeooo:rsid="003c3022"/>
    </style:style>
    <style:style style:name="T18" style:family="text">
      <style:text-properties officeooo:rsid="003cc19b"/>
    </style:style>
    <style:style style:name="T19" style:family="text">
      <style:text-properties officeooo:rsid="003d1121"/>
    </style:style>
    <style:style style:name="T20" style:family="text">
      <style:text-properties officeooo:rsid="003ea29b"/>
    </style:style>
    <style:style style:name="T21" style:family="text">
      <style:text-properties fo:font-style="normal" style:font-style-asian="normal" style:font-style-complex="normal"/>
    </style:style>
    <style:style style:name="T22" style:family="text">
      <style:text-properties fo:font-style="normal" officeooo:rsid="003ea29b" style:font-style-asian="normal" style:font-style-complex="normal"/>
    </style:style>
    <style:style style:name="T23" style:family="text">
      <style:text-properties fo:font-style="normal" officeooo:rsid="00bcb38f" style:font-style-asian="normal" style:font-style-complex="normal"/>
    </style:style>
    <style:style style:name="T24" style:family="text">
      <style:text-properties officeooo:rsid="003f6f24"/>
    </style:style>
    <style:style style:name="T25" style:family="text">
      <style:text-properties officeooo:rsid="00403991"/>
    </style:style>
    <style:style style:name="T26" style:family="text">
      <style:text-properties officeooo:rsid="00408a17"/>
    </style:style>
    <style:style style:name="T27" style:family="text">
      <style:text-properties style:text-underline-style="solid" style:text-underline-width="auto" style:text-underline-color="font-color" officeooo:rsid="00403991"/>
    </style:style>
    <style:style style:name="T28" style:family="text">
      <style:text-properties officeooo:rsid="00427392"/>
    </style:style>
    <style:style style:name="T29" style:family="text">
      <style:text-properties officeooo:rsid="00432c2e"/>
    </style:style>
    <style:style style:name="T30" style:family="text">
      <style:text-properties officeooo:rsid="00437b4c"/>
    </style:style>
    <style:style style:name="T31" style:family="text">
      <style:text-properties officeooo:rsid="00446fc1"/>
    </style:style>
    <style:style style:name="T32" style:family="text">
      <style:text-properties officeooo:rsid="004634e4"/>
    </style:style>
    <style:style style:name="T33" style:family="text">
      <style:text-properties officeooo:rsid="0048fac2"/>
    </style:style>
    <style:style style:name="T34" style:family="text">
      <style:text-properties officeooo:rsid="004986d9"/>
    </style:style>
    <style:style style:name="T35" style:family="text">
      <style:text-properties officeooo:rsid="004a8cbc"/>
    </style:style>
    <style:style style:name="T36" style:family="text">
      <style:text-properties officeooo:rsid="004ba6fc"/>
    </style:style>
    <style:style style:name="T37" style:family="text">
      <style:text-properties officeooo:rsid="004e2e23"/>
    </style:style>
    <style:style style:name="T38" style:family="text">
      <style:text-properties officeooo:rsid="004eb57d"/>
    </style:style>
    <style:style style:name="T39" style:family="text">
      <style:text-properties officeooo:rsid="004f4b6b"/>
    </style:style>
    <style:style style:name="T40" style:family="text">
      <style:text-properties officeooo:rsid="00514b0b"/>
    </style:style>
    <style:style style:name="T41" style:family="text">
      <style:text-properties officeooo:rsid="00536e92"/>
    </style:style>
    <style:style style:name="T42" style:family="text">
      <style:text-properties officeooo:rsid="00570dfe"/>
    </style:style>
    <style:style style:name="T43" style:family="text">
      <style:text-properties officeooo:rsid="00599d2b"/>
    </style:style>
    <style:style style:name="T44" style:family="text">
      <style:text-properties officeooo:rsid="005bdca2"/>
    </style:style>
    <style:style style:name="T45" style:family="text">
      <style:text-properties officeooo:rsid="005f6c18"/>
    </style:style>
    <style:style style:name="T46" style:family="text">
      <style:text-properties officeooo:rsid="0064a87e"/>
    </style:style>
    <style:style style:name="T47" style:family="text">
      <style:text-properties officeooo:rsid="0066692d"/>
    </style:style>
    <style:style style:name="T48" style:family="text">
      <style:text-properties officeooo:rsid="00668697"/>
    </style:style>
    <style:style style:name="T49" style:family="text">
      <style:text-properties officeooo:rsid="0067daaa"/>
    </style:style>
    <style:style style:name="T50" style:family="text">
      <style:text-properties officeooo:rsid="0067f11e"/>
    </style:style>
    <style:style style:name="T51" style:family="text">
      <style:text-properties officeooo:rsid="006961a1"/>
    </style:style>
    <style:style style:name="T52" style:family="text">
      <style:text-properties officeooo:rsid="006b0908"/>
    </style:style>
    <style:style style:name="T53" style:family="text">
      <style:text-properties officeooo:rsid="006c046a"/>
    </style:style>
    <style:style style:name="T54" style:family="text">
      <style:text-properties officeooo:rsid="006d786b"/>
    </style:style>
    <style:style style:name="T55" style:family="text">
      <style:text-properties officeooo:rsid="006e8e78"/>
    </style:style>
    <style:style style:name="T56" style:family="text">
      <style:text-properties officeooo:rsid="00783732"/>
    </style:style>
    <style:style style:name="T57" style:family="text">
      <style:text-properties officeooo:rsid="0079632a"/>
    </style:style>
    <style:style style:name="T58" style:family="text">
      <style:text-properties officeooo:rsid="008171b0"/>
    </style:style>
    <style:style style:name="T59" style:family="text">
      <style:text-properties officeooo:rsid="0082b881"/>
    </style:style>
    <style:style style:name="T60" style:family="text">
      <style:text-properties officeooo:rsid="00847d21"/>
    </style:style>
    <style:style style:name="T61" style:family="text">
      <style:text-properties officeooo:rsid="00876f4a"/>
    </style:style>
    <style:style style:name="T62" style:family="text">
      <style:text-properties officeooo:rsid="008d4af2"/>
    </style:style>
    <style:style style:name="T63" style:family="text">
      <style:text-properties officeooo:rsid="008ed27a"/>
    </style:style>
    <style:style style:name="T64" style:family="text">
      <style:text-properties officeooo:rsid="0090dfa8"/>
    </style:style>
    <style:style style:name="T65" style:family="text">
      <style:text-properties officeooo:rsid="0092193d"/>
    </style:style>
    <style:style style:name="T66" style:family="text">
      <style:text-properties officeooo:rsid="0093faef"/>
    </style:style>
    <style:style style:name="T67" style:family="text">
      <style:text-properties officeooo:rsid="0094bd2c"/>
    </style:style>
    <style:style style:name="T68" style:family="text">
      <style:text-properties officeooo:rsid="0096f9bd"/>
    </style:style>
    <style:style style:name="T69" style:family="text">
      <style:text-properties officeooo:rsid="0098a20b"/>
    </style:style>
    <style:style style:name="T70" style:family="text">
      <style:text-properties officeooo:rsid="009a3cfb"/>
    </style:style>
    <style:style style:name="T71" style:family="text">
      <style:text-properties officeooo:rsid="009b6834"/>
    </style:style>
    <style:style style:name="T72" style:family="text">
      <style:text-properties officeooo:rsid="009ef84e"/>
    </style:style>
    <style:style style:name="T73" style:family="text">
      <style:text-properties officeooo:rsid="00a089fb"/>
    </style:style>
    <style:style style:name="T74" style:family="text">
      <style:text-properties officeooo:rsid="00a27a66"/>
    </style:style>
    <style:style style:name="T75" style:family="text">
      <style:text-properties officeooo:rsid="00a300d2"/>
    </style:style>
    <style:style style:name="T76" style:family="text">
      <style:text-properties officeooo:rsid="00a33f50"/>
    </style:style>
    <style:style style:name="T77" style:family="text">
      <style:text-properties officeooo:rsid="00a72b15"/>
    </style:style>
    <style:style style:name="T78" style:family="text">
      <style:text-properties officeooo:rsid="00a83e16"/>
    </style:style>
    <style:style style:name="T79" style:family="text">
      <style:text-properties officeooo:rsid="00a9e581"/>
    </style:style>
    <style:style style:name="T80" style:family="text">
      <style:text-properties officeooo:rsid="00aad75f"/>
    </style:style>
    <style:style style:name="T81" style:family="text">
      <style:text-properties officeooo:rsid="00ab8ca4"/>
    </style:style>
    <style:style style:name="T82" style:family="text">
      <style:text-properties officeooo:rsid="00ad4327"/>
    </style:style>
    <style:style style:name="T83" style:family="text">
      <style:text-properties officeooo:rsid="00aeebad"/>
    </style:style>
    <style:style style:name="T84" style:family="text">
      <style:text-properties officeooo:rsid="00af4f08"/>
    </style:style>
    <style:style style:name="T85" style:family="text">
      <style:text-properties officeooo:rsid="00b1ce6a"/>
    </style:style>
    <style:style style:name="T86" style:family="text">
      <style:text-properties officeooo:rsid="00b218f4"/>
    </style:style>
    <style:style style:name="T87" style:family="text">
      <style:text-properties officeooo:rsid="00b4d242"/>
    </style:style>
    <style:style style:name="T88" style:family="text">
      <style:text-properties officeooo:rsid="00b6052e"/>
    </style:style>
    <style:style style:name="T89" style:family="text">
      <style:text-properties officeooo:rsid="00b69c5d"/>
    </style:style>
    <style:style style:name="T90" style:family="text">
      <style:text-properties style:text-underline-style="none" officeooo:rsid="00b1ce6a"/>
    </style:style>
    <style:style style:name="T91" style:family="text">
      <style:text-properties officeooo:rsid="00b75dca"/>
    </style:style>
    <style:style style:name="T92" style:family="text">
      <style:text-properties officeooo:rsid="00b7ebf7"/>
    </style:style>
    <style:style style:name="T93" style:family="text">
      <style:text-properties officeooo:rsid="00b9d209"/>
    </style:style>
    <style:style style:name="T94" style:family="text">
      <style:text-properties officeooo:rsid="00ba4d6f"/>
    </style:style>
    <style:style style:name="T95" style:family="text">
      <style:text-properties officeooo:rsid="00bcb38f"/>
    </style:style>
    <style:style style:name="T96" style:family="text">
      <style:text-properties officeooo:rsid="00bd988a"/>
    </style:style>
    <style:style style:name="T97" style:family="text">
      <style:text-properties officeooo:rsid="00c0d6f0"/>
    </style:style>
    <style:style style:name="T98" style:family="text">
      <style:text-properties officeooo:rsid="00c205a3"/>
    </style:style>
    <style:style style:name="T99" style:family="text">
      <style:text-properties officeooo:rsid="00c61b8f"/>
    </style:style>
    <style:style style:name="T100" style:family="text">
      <style:text-properties officeooo:rsid="00c93c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cientific Data Management System (SDMS) – <text:span text:style-name="T1">Specification</text:span></text:p>
      <text:p text:style-name="P3"/>
      <text:p text:style-name="P3">Dale Stansberry, Systems Programmer</text:p>
      <text:p text:style-name="P2">Oak Ridge National Laboratory</text:p>
      <text:p text:style-name="P2">Oak Ridge Leadership Computing Facility</text:p>
      <text:p text:style-name="P2">Advanced Data and Workflows Group</text:p>
      <text:p text:style-name="P2"><text:span text:style-name="T97">March</text:span>, 201<text:span text:style-name="T97">8</text:span></text:p>
      <text:p text:style-name="P2"/>
      <text:h text:style-name="P60" text:outline-level="1">Purpose</text:h>
      <text:p text:style-name="Text_20_body"><text:tab/>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Text_20_body"><text:tab/>The SDMS is a data management, collaboration, and <text:span text:style-name="T10">provisioning </text:span>system that <text:span text:style-name="T9">enhances Quality of Data (QoD) for data records generated and used by research scientists within </text:span>HPC environments<text:span text:style-name="T9">. The SDMS</text:span> <text:span text:style-name="T10">builds upon </text:span>the capabilities of existing grid computing technologies <text:span text:style-name="T10">(</text:span>Grid Security Infrastructure, <text:span text:style-name="T10">or </text:span>GSI, and GridFTP<text:span text:style-name="T10">) which enables secure, high efficiency, global data transfers; however, unlike Globus or distributed file systems, the SDMS provides higher-level features, including:</text:span></text:p>
      <text:list xml:id="list3186379611835990671" text:style-name="L1">
        <text:list-item>
          <text:p text:style-name="P48">Globally accessible centralized storage</text:p>
        </text:list-item>
        <text:list-item>
          <text:p text:style-name="P48">Local provisioning with smart local caching</text:p>
        </text:list-item>
        <text:list-item>
          <text:p text:style-name="P48">Data tagging</text:p>
        </text:list-item>
        <text:list-item>
          <text:p text:style-name="P48"><text:span text:style-name="T41">Structured, domain-specific m</text:span>etadata indexing and search</text:p>
        </text:list-item>
        <text:list-item>
          <text:p text:style-name="P48">Fine-grained access control</text:p>
        </text:list-item>
        <text:list-item>
          <text:p text:style-name="P48">Data collections</text:p>
        </text:list-item>
        <text:list-item>
          <text:p text:style-name="P48">Collaboration features</text:p>
        </text:list-item>
        <text:list-item>
          <text:p text:style-name="P48">Data dissemination</text:p>
        </text:list-item>
      </text:list>
      <text:p text:style-name="Text_20_body"><text:tab/>A critical aspect of the SDMS is that it <text:span text:style-name="T38">enhances </text:span>certain aspects of Quality of Data (QoD) that are vital to scientific research activities. QoD can be defined as an aggregate measure of certainty, <text:soft-page-break/>completeness, validity, consistency, and reliability. The SDMS addresses aspects of data certainty (by controlling identifiers, storage, and revisions), <text:span text:style-name="T38">consistency (by ensuring data records do not change while they are being used), and </text:span>reliability (by ensuring valid <text:span text:style-name="T11">storage and </text:span>transmission via check sums). <text:span text:style-name="T39">The SDMS can also be used as a tool to enhance other QoD criteria such as completeness and validity by enabling easy access to data and metadata for peer review and/or automated verification processes.</text:span></text:p>
      <text:p text:style-name="Text_20_body"><text:tab/>In general, the SDMS supports mid-tier data quality and is intended for important data that needs to be controlled for the duration of a research project. <text:span text:style-name="T47">Stable h</text:span>igh-quality data intended for publication should be supported by a long-term curation system based on Digital Object Identifiers (DOIs). File systems are useful for lower quality and/or transient data that does not need to be shared with a community.</text:p>
      <text:h text:style-name="Heading_20_1" text:outline-level="1">Use Cases</text:h>
      <text:p text:style-name="P43"><text:tab/>Note: the system technology and design is still being explored/developed, so specific procedures can not yet be documented. This section merely defines the high-level uses of the SDMS</text:p>
      <text:h text:style-name="P69" text:outline-level="3">Accessing the SDMS</text:h>
      <text:h text:style-name="P67" text:outline-level="3"><text:span text:style-name="T94">Retrieving </text:span>Data</text:h>
      <text:h text:style-name="Heading_20_3" text:outline-level="3"><text:span text:style-name="T94">Updating</text:span> Data</text:h>
      <text:p text:style-name="P32"/>
      <text:h text:style-name="P61" text:outline-level="1">System Entities</text:h>
      <text:h text:style-name="P70" text:outline-level="2">Common Fields</text:h>
      <text:h text:style-name="Heading_20_3" text:outline-level="3">Identifi<text:span text:style-name="T65">ers</text:span></text:h>
      <text:p text:style-name="Text_20_body"><text:span text:style-name="T40"><text:tab/>T</text:span>he SDMS <text:span text:style-name="T65">generates unique alphanumeric identifiers for all system entities (users/projects, data, collections, tags, labels, annotations, and aggregators). <text:s/>These identifiers are stable and are never recycled. All records in the back-end database use these identifiers as the “primary key”, and are indexed for performance. Identifiers are not human friendly because they are generally arbitrary in value (except for users/projects, tags, and labels).</text:span></text:p>
      <text:p text:style-name="Text_20_body"><text:tab/>Identifiers consist of a “type prefix”, followed by an entity-specific, unique value. By examining the prefix, it is possible to determine the type of entity associated with an identifier (see data schema for details). Various SDMS interfaces and tools permit the type prefix of an identifier to be omitted if there is no risk of ambiguity. For example, most user-related API methods do no require the prefix (however, it can still be safely included).</text:p>
      <text:h text:style-name="P68" text:outline-level="3"><text:soft-page-break/>Aliases</text:h>
      <text:p text:style-name="Text_20_body"><text:tab/>Because <text:span text:style-name="T66">data and collection </text:span>identifiers are <text:span text:style-name="T66">frequently needed, but are </text:span>not “human friendly”, the SDMS allows <text:span text:style-name="T66">an </text:span>alias to be <text:span text:style-name="T66">defined and utilized in place of the identifier</text:spa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text:span text:style-name="T67">ID (without the type prefix)</text:span>.</text:p>
      <text:p text:style-name="Text_20_body"><text:span text:style-name="T66"><text:tab/>For example, a user with an SDMS identifier of “u/jsmith1” might assign an alias of “sample_x_cal”. In this case, the actual alias would be “jsmith1:sample_x_cal”. Most SDMS interfaces allow</text:span> the prefix <text:span text:style-name="T66">to be</text:span> omitted <text:span text:style-name="T66">and, in this case,</text:span> <text:span text:style-name="T66">it </text:span>defaults to the <text:span text:style-name="T67">ID</text:span> of the client user. There are no formal restrictions on the content of and aliases (except for the uniqueness); however, there are recommendations that should be considered for aliases associated with data or collections that are intended to be shared with other users, or distributed to whole communities of users, as follows:</text:p>
      <text:list xml:id="list1213151445459406976" text:style-name="L12">
        <text:list-item>
          <text:p text:style-name="P47"><text:span text:style-name="T96">Aliases should have sufficient </text:span><text:span text:style-name="T8">meaning</text:span><text:span text:style-name="T96"> and </text:span><text:span text:style-name="T8">context</text:span><text:span text:style-name="T96">, such that users could be reasonably expected to understand what the data relates to without needed to access metadata.</text:span></text:p>
        </text:list-item>
        <text:list-item>
          <text:p text:style-name="P47">Aliases associated data or collections that have already been shared or disseminated should not be changed unless absolutely necessary. This is because consumers of this data may have already integrated it, by alias, into scripts, jobs, or workflows.</text:p>
        </text:list-item>
        <text:list-item>
          <text:p text:style-name="P47">When data included in a collection, the data aliases are likely to be used in the description field of the collection to indicate the purpose or role of the data within the collection. This, again, reinforces the need for meaningful and stable aliases.</text:p>
        </text:list-item>
      </text:list>
      <text:h text:style-name="Heading_20_3" text:outline-level="3"><text:span text:style-name="T41">Structured </text:span>Metadata</text:h>
      <text:p text:style-name="P20"><text:tab/>Structured, domain-specific metadata may be associated and stored with data <text:span text:style-name="T68">and collections </text:span>in JavaScript Object Notation (JSON). <text:s/>The SDMS does not restrict the structure or contents of metadata in anyway; however, there is a size limit based on the specific configuration of an SDMS installation (usually 32MB). <text:span text:style-name="T69">Metadata field values can be nested objects, arrays, text, numbers, or boolean values. In addition, geospatial data is also supported (format TBD). </text:span></text:p>
      <text:p text:style-name="P19"><text:tab/>Metadata <text:span text:style-name="T68">stored in the SDMS </text:span>is indexed and may be used <text:span text:style-name="T68">to form arbitrary, structured </text:span>queries <text:span text:style-name="T68">to search for records within the SDMS</text:span>. <text:span text:style-name="T70">These types of queries are useful for locating, organizing, and understanding data stored within the SDMS (see the Aggregators section for details).The metadata query language is TBD.</text:span></text:p>
      <text:h text:style-name="Heading_20_3" text:outline-level="3"><text:soft-page-break/>Other <text:span text:style-name="T71">Common </text:span>Fields</text:h>
      <text:list xml:id="list5190873308491632792" text:style-name="L5">
        <text:list-item>
          <text:p text:style-name="P29">Owner ID – <text:span text:style-name="T71">Data, collections, labels, and annotations are resources that are owned by either a user or a project. In either case, an owner ID is associated with these records, and owner or administrator permissions <text:s/>are required for certain operations.</text:span></text:p>
        </text:list-item>
        <text:list-item>
          <text:p text:style-name="P29">Created data/time – <text:span text:style-name="T71">This field is present of all system entities and indicates the date and time of initial creation.</text:span></text:p>
        </text:list-item>
        <text:list-item>
          <text:p text:style-name="P30"><text:span text:style-name="T71">U</text:span>pdate<text:span text:style-name="T71">d</text:span> date/time – <text:span text:style-name="T71">This field is present of all system entities and indicates the date and time of <text:s/>the most recent update. Updates refer to changes to fields within the entity itself, not changes in external entity associations.</text:span></text:p>
        </text:list-item>
      </text:list>
      <text:h text:style-name="Heading_20_2" text:outline-level="2">Users</text:h>
      <text:list xml:id="list9115459757522871294" text:style-name="L6">
        <text:list-item>
          <text:p text:style-name="P31">New users may select SDMS user ID. Cannot be changed.</text:p>
        </text:list-item>
        <text:list-item>
          <text:p text:style-name="P31">Various expected fields: name, email, globus ID, etc.</text:p>
        </text:list-item>
        <text:list-item>
          <text:p text:style-name="P31">Certain operations are reserved for “owning” users – such as access control configuration.</text:p>
        </text:list-item>
        <text:list-item>
          <text:p text:style-name="P31">Special “admin” users can do anything.</text:p>
        </text:list-item>
        <text:list-item>
          <text:p text:style-name="P31">Normal users can designate other normal users as account administrators. This is useful for project accounts where several users may require admin <text:span text:style-name="T76">privileges.</text:span></text:p>
        </text:list-item>
      </text:list>
      <text:h text:style-name="P71" text:outline-level="2">Projects</text:h>
      <text:p text:style-name="Text_20_body"><text:tab/>Projects <text:span text:style-name="T32">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Text_20_body"><text:tab/>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list xml:id="list4100224016084948589" text:style-name="L7">
        <text:list-item>
          <text:p text:style-name="P41">Projects are just special user accounts</text:p>
        </text:list-item>
        <text:list-item>
          <text:p text:style-name="P41">The admin designation feature is used to specify P.I. and auxiliary project managers.</text:p>
        </text:list-item>
        <text:list-item>
          <text:p text:style-name="P41">Project creation requires system approval since Project IDs must be allocated.</text:p>
        </text:list-item>
        <text:list-item>
          <text:p text:style-name="P41">Must be associated with an organizational project entity – not just a personal project. This is because projects will have quotas independent from project P.I.s/admins.</text:p>
        </text:list-item>
        <text:list-item>
          <text:p text:style-name="P41">Project membership is determined by project admins, and permissions work like normal accounts.</text:p>
        </text:list-item>
        <text:list-item>
          <text:p text:style-name="P41"><text:soft-page-break/>SDMS APIs have optional “subject id” fields to permit admins to execute operations for (on behalf of) the project.</text:p>
        </text:list-item>
        <text:list-item>
          <text:p text:style-name="P41">Members with appropriate permissions may create, update, and delete data and/or collections within the project.</text:p>
        </text:list-item>
      </text:list>
      <text:h text:style-name="P71" text:outline-level="2">Groups</text:h>
      <text:p text:style-name="P33"><text:tab/>Groups are user-defined collections of users <text:span text:style-name="T43">intended for</text:span> defining group-level ACLs. Groups are defined independently of group ACLs, and may be referenced by more than one group ACL. Groups are not the same as “projects”, but are necessary part of the configuration and administration of projects.</text:p>
      <text:list xml:id="list2481108889772649510" text:style-name="L8">
        <text:list-item>
          <text:p text:style-name="P49">Groups are defined and owned by users, and can be used as the subject for access control lists on data and collections.</text:p>
        </text:list-item>
        <text:list-item>
          <text:p text:style-name="P49">Group members are added/removed by user ID.</text:p>
        </text:list-item>
        <text:list-item>
          <text:p text:style-name="P49">Group members cannot modify the group (ACL permissions only apply to basic CRUD operations on data and collections – not admin-level operations like setting ACLs)</text:p>
        </text:list-item>
      </text:list>
      <text:h text:style-name="Heading_20_2" text:outline-level="2">Data</text:h>
      <text:p text:style-name="P45"><text:span text:style-name="T77"><text:tab/>Data within t</text:span>he SDMS <text:span text:style-name="T42">consists of a database record and associated raw data. The data record defines management fields such as the unique identifier, alias, title, description, owner, access controls, and structured metadata. The raw data is located in a back-end storage system that is served via an SDMS controlled Globus Connect endpoint. The raw data can be in any format and be of any size, so long as system quotas are not exceeded.</text:span></text:p>
      <text:p text:style-name="P21"><text:tab/>Globus users cannot directly access the SDMS data storage endpoint. SDMS specific authentication and authorization modules are integrated with the underlying GridFTP server utilized by the <text:span text:style-name="T78">SDMS </text:span>Globus Connect endpoint. <text:span text:style-name="T78">Transfer requests (read/write) are only permitted if the transfer was initiated by an authorized SDMS user with SDMS specific transfer tools. These restrictions are required to both enforce fine-grained access-controls (which are incompatible with Globus’ coarse-grain access controls), as well as to enable and manage facility-localized data caches.</text:span></text:p>
      <text:p text:style-name="P22"><text:tab/>Data can be shared with non-SDMS Globus users via a pre-authorization mechanism. <text:span text:style-name="T79">The SDMS </text:span>user <text:span text:style-name="T79">owning the data to be shared must</text:span> contact the intended recipient to determine his or her Globus ID and <text:span text:style-name="T79">the destination path to transfer the data to. The recipient ensure the sending SDMS user has write access to the destination path (via either anonymous access or a shared endpoint). The SDMS user then initiates the transfer using the SDMS “share data” operation.</text:span></text:p>
      <text:p text:style-name="P23">TBD – can we configure the end-point to safely authorize on globus ID? If so, owner could add recip globus ID to read data, then recip could init transfer directly (or more likely via the web portal).</text:p>
      <text:h text:style-name="Heading_20_2" text:outline-level="2"><text:soft-page-break/>Collections</text:h>
      <text:p text:style-name="P18"><text:tab/>SDMS collections are containers of items (data records and other collections) that can be used to create, organize, and manage data records. <text:span text:style-name="T62">SDMS c</text:span>ollections <text:span text:style-name="T62">share properties of</text:span> <text:span text:style-name="T62">both</text:span> <text:span text:style-name="T62">file system </text:span>directories <text:span text:style-name="T62">and tags. They are similar to directories <text:s/>in that they can be used to hierarchically organize data and define access control rules, yet, like tags, data can be associated with any number of collections (or none at all). SDMS collections can be thought of as “descriptive tags with optional access controls”.</text:span></text:p>
      <text:p text:style-name="P59"><text:tab/>Each user has a predefined “root” collection that cannot be deleted, and has a fixed alias of “root”. This root collection serves as a parent for all “top-level” collections owned by a particular user. Users may create arbitrary collection hierarchies; however, unlike data records, collections can only exist in one place (i.e. they cannot be cross-linked <text:span text:style-name="T63">to multiple parent collections</text:span>). <text:span text:style-name="T63">Collections do not “own” the data records contained below them; therefore, if a collection is deleted, the contained data records are not deleted. (Commands are provided to permit users to delete data records using collections, tags, or even search queries.)</text:span></text:p>
      <text:p text:style-name="P59"><text:span text:style-name="T63"><text:tab/>Users can only add items that they own to their own collections* and projects collections can only contain data own by the same project. (Project members with appropriate permission may create project data, or move their own data into the project.) Like data records, collections have an auto-generate identifier and can be assigned a human-friendly alias. Collections also have various informational and administrative fields, and, like data records, can also have access controls lists defined.</text:span></text:p>
      <text:p text:style-name="P59">* <text:span text:style-name="T100">Aggregators provide a means to create collection-like organizations of data from other users.</text:span></text:p>
      <text:h text:style-name="Heading_20_2" text:outline-level="2">Tags</text:h>
      <text:p text:style-name="P34"><text:tab/>Tags are plain text strings that can be associated with data and collections. <text:span text:style-name="T81">Tags are a </text:span>form of unstructured metadata (essentially a boolean flag) <text:span text:style-name="T75">and are</text:span> <text:span text:style-name="T74">useful for</text:span> <text:span text:style-name="T73">organizing, locating, browsing, </text:span>and shar<text:span text:style-name="T74">ing</text:span> data <text:span text:style-name="T74">and/or collections</text:span>. <text:span text:style-name="T75">Unlike structured metadata, tags are defined and driven by the user community and, over time, can result in domain ontologies. Multiple tags can be combined to perform simple </text:span>facet<text:span text:style-name="T73">ed searches, or used as filters within a structured query to narrow result further. Although somewhat similar, tags are distinct from “labels”, which are used for data dissemination purposes.</text:span> <text:span text:style-name="T75">Tags are not owned by anyone, and are automatically created and maintained by the SDMS.</text:span></text:p>
      <text:h text:style-name="Heading_20_2" text:outline-level="2">Labels</text:h>
      <text:p text:style-name="P36"><text:tab/>Labels are similar to tags but, <text:span text:style-name="T83">instead of representing a form of metadata, they </text:span>are intended to provide a form of indirection for identifying data and/or collections for specific purposes. <text:span text:style-name="T82">(Tags are primarily intended to support faceted searches</text:span>.<text:span text:style-name="T82">)</text:span> Labels are helpful for release management of large <text:span text:style-name="T82">and/</text:span>or complex projects – enabl<text:span text:style-name="T82">ing</text:span> <text:span text:style-name="T82">project data </text:span>consumers <text:span text:style-name="T82">to access</text:span> <text:span text:style-name="T86">defined data/collection </text:span><text:soft-page-break/><text:span text:style-name="T86">arrangements (a.k.a. “data products”) via a single stable identifiers (i.e. the label name)</text:span>. <text:span text:style-name="T84">Labels are owned by a user or project and, in addition to the name, include a description and access controls. Label names must only be unique within the scope of the owning user/project. </text:span></text:p>
      <text:p text:style-name="P37"><text:span text:style-name="T85"><text:tab/>There are three common use cases that labels support: 1) referencing a specific version of a data product, 2) referencing that latest version of a data products under development, and 3) composing multiple data products into a single data product. <text:s/>These use cases refer to the level of </text:span><text:span text:style-name="T6">indirection</text:span><text:span text:style-name="T85"> involved in resolving a given label to the associated data product(s) (data and/or collections) – not to whether the associated data products are themselves stable. Note that labeled data products are not </text:span><text:span text:style-name="T6">required</text:span><text:span text:style-name="T85"> to be stable, but best-practices would encourage “</text:span><text:span text:style-name="T90">released”</text:span><text:span text:style-name="T85"> data products to be stable.</text:span></text:p>
      <text:p text:style-name="P38"><text:tab/>With use case <text:span text:style-name="T88">#</text:span>1, the label would <text:span text:style-name="T89">be</text:span> a project-defined product identifier with an associated version component, such as “Group A Statistics 1.3”, or “sample_calibration_rev_a”. This label would be directly associated with one or more data records and/or collections. If the associated <text:span text:style-name="T89">data</text:span> product is still under development, then the associated data and/or collections may change over time. (Note <text:span text:style-name="T87">that</text:span> consumers of a <text:span text:style-name="T89">data</text:span> product can <text:span text:style-name="T87">choose to </text:span>be notified of changes to <text:span text:style-name="T87">a</text:span> <text:span text:style-name="T89">data</text:span> product via the SDMS subscription system, described in the “Subscriptions” section below.)</text:p>
      <text:p text:style-name="P39"><text:tab/>With use case <text:span text:style-name="T88">#</text:span>2, the label would specify a<text:span text:style-name="T92">n abstract</text:span> product identifier. <text:span text:style-name="T87">Instead of being directly associated with data and/or collections, labels in this case would be associated with a subordinate label. For example, “Group A Statistics (latest)” might initially refer to </text:span>“Group A Statistics 1.3”, <text:span text:style-name="T88">but over time, it could be updated to labels associated with newer versions. User who only want the latest data need only refer to the “latest” label.</text:span></text:p>
      <text:p text:style-name="P40"><text:span text:style-name="T91"><text:tab/>With u</text:span>se case #3, <text:span text:style-name="T92">a primary composite label is</text:span> <text:span text:style-name="T91">associated with a hierarchical structure of independent subordinate labels. Nesting of subordinate labels is unrestricted with the exception that subordinate labels can only be used once within the hierarchy of labels associated with the primary label. Composite labels of this configuration are useful for creating and managing complex data products that are based on multiple independent subordinate data products.</text:span></text:p>
      <text:p text:style-name="P42"><text:span text:style-name="T93"><text:tab/>Note: when more than one data record and/or collection associated with a given label are modified, users accessing this label during the course of these changes may receive a data product in a transitional state. Whether this is an issue or not depends on the project and/or data product; however, the SDMS provides a locking mechanism for data, collections, and labels that can be used to hold-off user access until the lock is removed. Using locks ensures that users only access consistent data products. Locking is only required if multiple update operations are required – individual updates are always atomic.</text:span></text:p>
      <text:h text:style-name="Heading_20_2" text:outline-level="2">Annotations</text:h>
      <text:p text:style-name="P35"><text:tab/>Annotations are one of the collaboration features of the SDMS, and they enable specific and unambiguous communications to take place between users and/or the wider community of users related <text:soft-page-break/>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5">information, warning</text:span>s<text:span text:style-name="T35">, error</text:span>s<text:span text:style-name="T35">, or action items.</text:span></text:p>
      <text:p text:style-name="P35"><text:tab/>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35"><text:tab/>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35"><text:span text:style-name="T45"><text:tab/>Like an error annotation, the own of a data record or collection is notified when another user creates an action item </text:span>annotations. <text:span text:style-name="T45">Action items can be used for non-critical management activities such as requesting updates to metadata, tags, or access controls. The creator of the action item is notified when the owner closes the annotation.</text:span></text:p>
      <text:h text:style-name="Heading_20_2" text:outline-level="2">Aggregator<text:span text:style-name="T64">s</text:span></text:h>
      <text:p text:style-name="P46"><text:tab/>An “aggregator” is a mechanism that enables users to build custom data products by pulling data from multiple sources. Aggregators are <text:span text:style-name="T95">essentially the inverse of</text:span> composite labels, <text:span text:style-name="T95">where source </text:span>aggregat<text:span text:style-name="T95">ion is controlled </text:span>by the <text:span text:style-name="T7">consumer</text:span><text:span text:style-name="T21">; </text:span><text:span text:style-name="T23">whereas, composition is controlled</text:span> <text:span text:style-name="T95">by </text:span>the <text:span text:style-name="T7">producers</text:span>. <text:span text:style-name="T98">Data sources are aggregated by ID, alias, labels, tags, and even search queries. </text:span></text:p>
      <text:p text:style-name="P50">An example use of an aggregator is to configure a specific execution context for a given program from a variety of data inputs pulled “live” from the SDMS. The latest versions of configuration or calibrations data could be aggregated using a tracking label; whereas, specific reference data could be aggregated by ID or alias. </text:p>
      <text:h text:style-name="Heading_20_2" text:outline-level="2">Subscription<text:span text:style-name="T72">s</text:span></text:h>
      <text:p text:style-name="P51">Subscriptions allow users to request and receive various notifications related to data, collections, labels, and annotations. <text:span text:style-name="T99">When subscribable events are triggered by user or system actions, the event is propagated along dependencies within the SDMS system, and when matching subscriptions are found, a notification is dispatched to associated subscribers. Subscribable events are:</text:span></text:p>
      <text:list xml:id="list7688497458777415717" text:style-name="L13">
        <text:list-item>
          <text:p text:style-name="P53"><text:soft-page-break/><text:span text:style-name="T99">Data: Updated, Deleted, Access Changed</text:span></text:p>
        </text:list-item>
        <text:list-item>
          <text:p text:style-name="P52">Collection: Updated, Deleted, Access Changed, Items Added, Items Removed, Items Updated</text:p>
        </text:list-item>
        <text:list-item>
          <text:p text:style-name="P52">Label: Updated, Deleted, Access Changed, Items Added, Items Removed, Items Updated</text:p>
        </text:list-item>
        <text:list-item>
          <text:p text:style-name="P54">Annotations: Created*, Updated</text:p>
        </text:list-item>
      </text:list>
      <text:p text:style-name="P55">* The Annotation Created event is triggered on the entity which the new annotation is associated with. Informational annotations are a good way to notify subscribed consumers of a data product of important information, such as new versions, or up-coming changes.</text:p>
      <text:h text:style-name="Heading_20_1" text:outline-level="1">Central <text:span text:style-name="T46">Data Repository</text:span></text:h>
      <text:p text:style-name="Text_20_body"><text:tab/>The SDMS provides a centralized, scalable, high performance storage system mounted behind a custom <text:span text:style-name="T80">Globus Connect </text:span>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7">in</text:span>to a managed data cached within supported environments. (This is particularly useful for workflows.)</text:p>
      <text:h text:style-name="P62" text:outline-level="1">Local <text:span text:style-name="T44">Provisioning</text:span></text:h>
      <text:p text:style-name="Text_20_body"><text:tab/>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Text_20_body"><text:tab/>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Text_20_body"><text:span text:style-name="T48"><text:tab/>Provisioning data to the local managed SDMS cache places the data in a </text:span><text:span text:style-name="T4">read-only</text:span><text:span text:style-name="T48">,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Text_20_body"><text:tab/>Data that is provisioned to the local cache is not guaranteed to be stable over time. For example, another user or process could update a data record which would cause subsequent provisioning requests <text:soft-page-break/>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Text_20_body"><text:tab/>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Text_20_body"><text:tab/>Note that the SDMS is not <text:span text:style-name="T52">intended to be </text:span>a full featured version control system. <text:span text:style-name="T52">Revision control is only intended to solve the specific concurrency and consistency issue described above.</text:span></text:p>
      <text:p text:style-name="Text_20_body"/>
      <text:p text:style-name="Text_20_body"><text:span text:style-name="T49">Local </text:span>Caching <text:span text:style-name="T50">Implementation Notes:</text:span></text:p>
      <text:list xml:id="list2731473791966739742" text:style-name="L9">
        <text:list-item>
          <text:p text:style-name="P56">The local cache will be a directory owned by a system SDMS account.</text:p>
        </text:list-item>
        <text:list-item>
          <text:p text:style-name="P56">Permissions will be set to other +rx</text:p>
        </text:list-item>
        <text:list-item>
          <text:p text:style-name="P56">Data files in this directory will be owned by the SDMS account with permissions for others set to -rw</text:p>
        </text:list-item>
        <text:list-item>
          <text:p text:style-name="P56">User that are authorized to access specific data files (based on SDMS access controls) will be added to POSIX user access control lists (setfacl -mu:xxx:w file)</text:p>
        </text:list-item>
        <text:list-item>
          <text:p text:style-name="P56">This allows anyone to list the directory, but only authorized users can read the files.</text:p>
        </text:list-item>
        <text:list-item>
          <text:p text:style-name="P56"><text:span text:style-name="T51">Obviously t</text:span>his requires the use of a POSIX file system that supports <text:span text:style-name="T51">ACLs.</text:span></text:p>
        </text:list-item>
        <text:list-item text:start-value="1">
          <text:p text:style-name="P56">(My initial thought was to use symbolic links, but this doesn't work because symbolic links present the file permissions of the link target, and the permissions of the link are ignored by POSIX file systems.)</text:p>
        </text:list-item>
      </text:list>
      <text:h text:style-name="P63" text:outline-level="1">Access Control</text:h>
      <text:p text:style-name="Text_20_body"><text:tab/>Similarly to POSIX file systems, the SDMS defines a number of permissions that can be bitwise combined and subsequently applied to a data records and/or collections via <text:span text:style-name="T18">owner permissions, </text:span>user/group access control lists (ACLs), <text:span text:style-name="T18">and</text:span> default settings <text:span text:style-name="T18">(aka “other” in POSIX file systems)</text:span>. <text:span text:style-name="T20">Permissions are explicitly </text:span><text:span text:style-name="T3">granted</text:span><text:span text:style-name="T20"> or </text:span><text:span text:style-name="T3">denied</text:span><text:span text:style-name="T22">, enabling more specific access control settings to augment or negate less specific settings without ambiguity</text:span><text:span text:style-name="T20">. </text:span>The <text:span text:style-name="T20">specific </text:span>permission<text:span text:style-name="T20">s</text:span> are defined <text:span text:style-name="T18">symbolically </text:span>as follows:</text:p>
      <text:list xml:id="list4746600692645421152" text:style-name="L10">
        <text:list-item>
          <text:p text:style-name="P57"><text:soft-page-break/>PERM_VIEW – The ability to find a record and read basic identifying attributes such as title, description, ownership, alias, tags, notes, etc. This permission does NOT grant the right to read the <text:span text:style-name="T2">contents</text:span> of a record (raw data for data records, or list items in a collection).</text:p>
        </text:list-item>
        <text:list-item>
          <text:p text:style-name="P57">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57">PERM_READ – The ability to read <text:span text:style-name="T54">the raw data of</text:span> <text:span text:style-name="T54">a data </text:span>record, or <text:span text:style-name="T54">list the </text:span>items in a collection. <text:span text:style-name="T54">Note that setting the PERM_READ permission on a collection does not override PERM_VIEW permissions on contained items (i.e. items can be hidden in a collection listing).</text:span></text:p>
        </text:list-item>
        <text:list-item>
          <text:p text:style-name="P57">PERM_UPDATE – The ability to update the attributes of a data record or collection (title, description, alias, <text:span text:style-name="T55">access controls</text:span>), but not the raw data of a data record or the items contained in a collection (requires PERM_WRITE permission).</text:p>
        </text:list-item>
        <text:list-item>
          <text:p text:style-name="P57">PERM_WRITE – The ability to <text:span text:style-name="T14">write raw data to a</text:span> data record, <text:span text:style-name="T15">or link/unlink items in a collection.</text:span></text:p>
        </text:list-item>
        <text:list-item>
          <text:p text:style-name="P57">PERM_DELETE – The ability to delete a data record or collection.</text:p>
        </text:list-item>
        <text:list-item>
          <text:p text:style-name="P57">PERM_TAG – The ability to add, remove, or edit tags associated with a data record or collection.</text:p>
        </text:list-item>
        <text:list-item>
          <text:p text:style-name="P57">PERM_ANNOTATE – The ability to annotate (add/edit notes) a data record or collection.</text:p>
        </text:list-item>
        <text:list-item>
          <text:p text:style-name="P57">PERM_ALL – All of the permissions defined above.</text:p>
        </text:list-item>
        <text:list-item>
          <text:p text:style-name="P57">PERM_NONE – The absence of <text:span text:style-name="T20">any </text:span>permissions.</text:p>
        </text:list-item>
      </text:list>
      <text:p text:style-name="Text_20_body"><text:tab/>Data records within the SDMS have an associated access control setting that is a combination of owner permissions (which default to PERM_ALL), <text:span text:style-name="T24">optional </text:span>user ACLs, <text:span text:style-name="T24">optional </text:span>group ACLs, and optional default permissions. <text:span text:style-name="T25">(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25">however, there are additional permissions associated with collections that govern permission inheritance for contained items. Unlike POSIX directories, SDMS c</text:span>ollections <text:span text:style-name="T25">have three independent sets of permissions: one for the collection itself (to determine what actions a user can take on the collection), one that defines inherited permissions for </text:span><text:span text:style-name="T27">contained data records</text:span><text:span text:style-name="T25">, and another that defines inherited permissions for </text:span><text:span text:style-name="T27">contained collections</text:span><text:span text:style-name="T25">. The separation of inherited permissions for collections enables very precise access control to hierarchical data archives.</text:span></text:p>
      <text:p text:style-name="Text_20_body"><text:tab/>Access control follow<text:span text:style-name="T26">s</text:span> specific <text:span text:style-name="T17">policies and constraints for a given “target item” (data record or collection)</text:span>, as <text:s/><text:span text:style-name="T19">follows:</text:span></text:p>
      <text:list xml:id="list317774756814269258" text:style-name="L11">
        <text:list-item>
          <text:p text:style-name="P58"><text:soft-page-break/>More specific access control settings override less specific access control settings.</text:p>
        </text:list-item>
        <text:list-item>
          <text:p text:style-name="P58"><text:span text:style-name="T12">Access </text:span>den<text:span text:style-name="T12">ial</text:span> <text:span text:style-name="T12">settings override access grant settings at the same level of specificity.</text:span></text:p>
        </text:list-item>
        <text:list-item>
          <text:p text:style-name="P58">Owner permissions override user, group, and default permissions at the same<text:span text:style-name="T12"> level of specificity.</text:span></text:p>
        </text:list-item>
        <text:list-item>
          <text:p text:style-name="P58"><text:span text:style-name="T29">A</text:span> user-level ACL <text:span text:style-name="T29">defined on the target item that is </text:span>associated with the owner of the <text:span text:style-name="T29">target </text:span>item would be redundant and shall not be allowed (user owner permission setting).</text:p>
        </text:list-item>
        <text:list-item>
          <text:p text:style-name="P58">User-level access settings override group and default permissions at the same level of specificity.</text:p>
        </text:list-item>
        <text:list-item>
          <text:p text:style-name="P58">Group-level access settings override default <text:span text:style-name="T28">permissions </text:span>at the same level of specificity.</text:p>
        </text:list-item>
        <text:list-item>
          <text:p text:style-name="P58">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58">Only parent collections that are owned by the same user that owns the <text:span text:style-name="T30">target </text:span>item <text:span text:style-name="T29">shall be</text:span> evaluated.</text:p>
            </text:list-item>
            <text:list-item>
              <text:p text:style-name="P58"><text:span text:style-name="T16">P</text:span>arent collection<text:span text:style-name="T16">s</text:span> <text:span text:style-name="T29">shall be evaluated from most specific to least specific, until applicable access settings are found, or the hierarchy is fully searched.</text:span></text:p>
            </text:list-item>
            <text:list-item>
              <text:p text:style-name="P58">Only permissions defined for inherited data records <text:span text:style-name="T30">within the parent collection hierarchy </text:span>shall be evaluated if the <text:span text:style-name="T30">target </text:span>item is a data record .</text:p>
            </text:list-item>
            <text:list-item>
              <text:p text:style-name="P58">Only permissions defined for inherited collections <text:span text:style-name="T30">within the parent collection hierarchy </text:span>shall be evaluated if the <text:span text:style-name="T30">target </text:span>item is a collection.</text:p>
            </text:list-item>
            <text:list-item>
              <text:p text:style-name="P58">If <text:span text:style-name="T13">the parent collection hierarchy contains branches (i.e. multiple parent collections at the same level of specificity),</text:span> then the resulting <text:span text:style-name="T29">permissions for the target item shall be</text:span> calculated as the union of <text:span text:style-name="T16">the individual</text:span> <text:span text:style-name="T16">permissions determined for each independent pathway through the </text:span>parent collection <text:span text:style-name="T16">hierarchy (while adhering to all other constraints)</text:span>.</text:p>
            </text:list-item>
          </text:list>
        </text:list-item>
        <text:list-item>
          <text:p text:style-name="P58">If no applicable access settings are found by the above policies and constraints, then the resulting access permissions are defined as the global permissions as defined by the owner (usually PERM_NONE).</text:p>
        </text:list-item>
      </text:list>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5">Vertex Type</text:p>
            </table:table-cell>
            <table:table-cell table:style-name="Table1.A1" office:value-type="string">
              <text:p text:style-name="P15">Attribute</text:p>
            </table:table-cell>
            <table:table-cell table:style-name="Table1.A1" office:value-type="string">
              <text:p text:style-name="P15">Type</text:p>
            </table:table-cell>
            <table:table-cell table:style-name="Table1.A1" office:value-type="string">
              <text:p text:style-name="P16">Req.</text:p>
            </table:table-cell>
            <table:table-cell table:style-name="Table1.E1" office:value-type="string">
              <text:p text:style-name="P15">Description</text:p>
            </table:table-cell>
          </table:table-row>
        </table:table-header-rows>
        <table:table-row>
          <table:table-cell table:style-name="Table1.A2" office:value-type="string">
            <text:p text:style-name="P4"><text:span text:style-name="T56">(</text:span>u<text:span text:style-name="T56">)</text:span>ser</text:p>
          </table:table-cell>
          <table:table-cell table:style-name="Table1.A2" office:value-type="string">
            <text:p text:style-name="Table_20_Contents">_<text:span text:style-name="T31">id</text:span></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Unique identifier <text:span text:style-name="T40">(fully qualified uname)</text:span></text:p>
          </table:table-cell>
        </table:table-row>
        <table:table-row>
          <table:table-cell table:style-name="Table1.A2" office:value-type="string">
            <text:p text:style-name="Table_20_Contents"/>
          </table:table-cell>
          <table:table-cell table:style-name="Table1.A2" office:value-type="string">
            <text:p text:style-name="P4">name_la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Last name of user <text:span text:style-name="T33">(or project name)</text:span></text:p>
          </table:table-cell>
        </table:table-row>
        <text:soft-page-break/>
        <table:table-row>
          <table:table-cell table:style-name="Table1.A2" office:value-type="string">
            <text:p text:style-name="Table_20_Contents"/>
          </table:table-cell>
          <table:table-cell table:style-name="Table1.A2" office:value-type="string">
            <text:p text:style-name="P4">name_fir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First name of user</text:p>
          </table:table-cell>
        </table:table-row>
        <table:table-row>
          <table:table-cell table:style-name="Table1.A2" office:value-type="string">
            <text:p text:style-name="P4"/>
          </table:table-cell>
          <table:table-cell table:style-name="Table1.A2" office:value-type="string">
            <text:p text:style-name="P4">email</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Primary email of user</text:p>
          </table:table-cell>
        </table:table-row>
        <table:table-row>
          <table:table-cell table:style-name="Table1.A2" office:value-type="string">
            <text:p text:style-name="P4"/>
          </table:table-cell>
          <table:table-cell table:style-name="Table1.A2" office:value-type="string">
            <text:p text:style-name="P8">is_project</text:p>
          </table:table-cell>
          <table:table-cell table:style-name="Table1.A2" office:value-type="string">
            <text:p text:style-name="P8">bool</text:p>
          </table:table-cell>
          <table:table-cell table:style-name="Table1.A2" office:value-type="string">
            <text:p text:style-name="P8">no</text:p>
          </table:table-cell>
          <table:table-cell table:style-name="Table1.E2" office:value-type="string">
            <text:p text:style-name="P8">Used to designate project user account</text:p>
          </table:table-cell>
        </table:table-row>
        <table:table-row>
          <table:table-cell table:style-name="Table1.A2" office:value-type="string">
            <text:p text:style-name="P4"/>
          </table:table-cell>
          <table:table-cell table:style-name="Table1.A2" office:value-type="string">
            <text:p text:style-name="P13">is_admin</text:p>
          </table:table-cell>
          <table:table-cell table:style-name="Table1.A2" office:value-type="string">
            <text:p text:style-name="P13"><text:span text:style-name="T56">b</text:span>ool</text:p>
          </table:table-cell>
          <table:table-cell table:style-name="Table1.A2" office:value-type="string">
            <text:p text:style-name="P13">no</text:p>
          </table:table-cell>
          <table:table-cell table:style-name="Table1.E2" office:value-type="string">
            <text:p text:style-name="P13">Designates a system admin account</text:p>
          </table:table-cell>
        </table:table-row>
        <table:table-row>
          <table:table-cell table:style-name="Table1.A2" office:value-type="string">
            <text:p text:style-name="P4"/>
          </table:table-cell>
          <table:table-cell table:style-name="Table1.A2" office:value-type="string">
            <text:p text:style-name="P7">ident</text:p>
          </table:table-cell>
          <table:table-cell table:style-name="Table1.A2" office:value-type="string">
            <text:p text:style-name="P7">edge</text:p>
          </table:table-cell>
          <table:table-cell table:style-name="Table1.A2" office:value-type="string">
            <text:p text:style-name="P7">yes</text:p>
          </table:table-cell>
          <table:table-cell table:style-name="Table1.E2" office:value-type="string">
            <text:p text:style-name="P7">X.509 certificate record (multiple)</text:p>
          </table:table-cell>
        </table:table-row>
        <table:table-row>
          <table:table-cell table:style-name="Table1.A2" office:value-type="string">
            <text:p text:style-name="P4"/>
          </table:table-cell>
          <table:table-cell table:style-name="Table1.A2" office:value-type="string">
            <text:p text:style-name="P8">admin</text:p>
          </table:table-cell>
          <table:table-cell table:style-name="Table1.A2" office:value-type="string">
            <text:p text:style-name="P8">edge</text:p>
          </table:table-cell>
          <table:table-cell table:style-name="Table1.A2" office:value-type="string">
            <text:p text:style-name="P8">no</text:p>
          </table:table-cell>
          <table:table-cell table:style-name="Table1.E2" office:value-type="string">
            <text:p text:style-name="P8">User delegated as administrator (multiple)</text:p>
          </table:table-cell>
        </table:table-row>
        <table:table-row>
          <table:table-cell table:style-name="Table1.A2" office:value-type="string">
            <text:p text:style-name="P14">(x)509</text:p>
          </table:table-cell>
          <table:table-cell table:style-name="Table1.A2" office:value-type="string">
            <text:p text:style-name="P4">_<text:span text:style-name="T32">id</text:span></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4">Unique identifier within SDMS</text:p>
          </table:table-cell>
        </table:table-row>
        <table:table-row>
          <table:table-cell table:style-name="Table1.A2" office:value-type="string">
            <text:p text:style-name="P4"/>
          </table:table-cell>
          <table:table-cell table:style-name="Table1.A2" office:value-type="string">
            <text:p text:style-name="P7">subjec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Subject from X.509 certificate</text:p>
          </table:table-cell>
        </table:table-row>
        <table:table-row>
          <table:table-cell table:style-name="Table1.A2" office:value-type="string">
            <text:p text:style-name="P4"/>
          </table:table-cell>
          <table:table-cell table:style-name="Table1.A2" office:value-type="string">
            <text:p text:style-name="P7">conten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Full X.509 certificate</text:p>
          </table:table-cell>
        </table:table-row>
        <table:table-row>
          <table:table-cell table:style-name="Table1.A2" office:value-type="string">
            <text:p text:style-name="P5"><text:span text:style-name="T56">(</text:span>g<text:span text:style-name="T56">)</text:span>roup</text:p>
          </table:table-cell>
          <table:table-cell table:style-name="Table1.A2" office:value-type="string">
            <text:p text:style-name="P5">_id</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 within SDMS</text:p>
          </table:table-cell>
        </table:table-row>
        <table:table-row>
          <table:table-cell table:style-name="Table1.A2" office:value-type="string">
            <text:p text:style-name="Table_20_Contents"/>
          </table:table-cell>
          <table:table-cell table:style-name="Table1.A2" office:value-type="string">
            <text:p text:style-name="P5">title</text:p>
          </table:table-cell>
          <table:table-cell table:style-name="Table1.A2" office:value-type="string">
            <text:p text:style-name="P5">string</text:p>
          </table:table-cell>
          <table:table-cell table:style-name="Table1.A2" office:value-type="string">
            <text:p text:style-name="P8">no</text:p>
          </table:table-cell>
          <table:table-cell table:style-name="Table1.E2" office:value-type="string">
            <text:p text:style-name="P5">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7">member</text:p>
          </table:table-cell>
          <table:table-cell table:style-name="Table1.A2" office:value-type="string">
            <text:p text:style-name="P7">edge</text:p>
          </table:table-cell>
          <table:table-cell table:style-name="Table1.A2" office:value-type="string">
            <text:p text:style-name="P7">no</text:p>
          </table:table-cell>
          <table:table-cell table:style-name="Table1.E2" office:value-type="string">
            <text:p text:style-name="P7">Member user(s) (multiple)</text:p>
          </table:table-cell>
        </table:table-row>
        <table:table-row>
          <table:table-cell table:style-name="Table1.A2" office:value-type="string">
            <text:p text:style-name="P9"><text:span text:style-name="T56">(</text:span>c<text:span text:style-name="T56">)</text:span>ollection</text:p>
          </table:table-cell>
          <table:table-cell table:style-name="Table1.A2" office:value-type="string">
            <text:p text:style-name="P7">_<text:span text:style-name="T34">id</text:span></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P7"/>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item</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Contained items (multiple)</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annotations (multiple)</text:p>
          </table:table-cell>
        </table:table-row>
        <table:table-row>
          <table:table-cell table:style-name="Table1.A2" office:value-type="string">
            <text:p text:style-name="P9"><text:span text:style-name="T56">(</text:span>d<text:span text:style-name="T56">)</text:span>ata</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3">plus revision number</text:span></text:p>
          </table:table-cell>
        </table:table-row>
        <table:table-row>
          <table:table-cell table:style-name="Table1.A2" office:value-type="string">
            <text:p text:style-name="Table_20_Contents"/>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12">metadata</text:p>
          </table:table-cell>
          <table:table-cell table:style-name="Table1.A2" office:value-type="string">
            <text:p text:style-name="P12">JSON</text:p>
          </table:table-cell>
          <table:table-cell table:style-name="Table1.A2" office:value-type="string">
            <text:p text:style-name="P12">no</text:p>
          </table:table-cell>
          <table:table-cell table:style-name="Table1.E2" office:value-type="string">
            <text:p text:style-name="P12">Structured domain-specific metadata</text:p>
          </table:table-cell>
        </table:table-row>
        <table:table-row>
          <table:table-cell table:style-name="Table1.A2" office:value-type="string">
            <text:p text:style-name="Table_20_Contents"/>
          </table:table-cell>
          <table:table-cell table:style-name="Table1.A2" office:value-type="string">
            <text:p text:style-name="P10">created</text:p>
          </table:table-cell>
          <table:table-cell table:style-name="Table1.A2" office:value-type="string">
            <text:p text:style-name="P10">edge</text:p>
          </table:table-cell>
          <table:table-cell table:style-name="Table1.A2" office:value-type="string">
            <text:p text:style-name="P10">yes</text:p>
          </table:table-cell>
          <table:table-cell table:style-name="Table1.E2" office:value-type="string">
            <text:p text:style-name="P10">User that created data record</text:p>
          </table:table-cell>
        </table:table-row>
        <table:table-row>
          <table:table-cell table:style-name="Table1.A2" office:value-type="string">
            <text:p text:style-name="Table_20_Contents"/>
          </table:table-cell>
          <table:table-cell table:style-name="Table1.A2" office:value-type="string">
            <text:p text:style-name="P10">modified</text:p>
          </table:table-cell>
          <table:table-cell table:style-name="Table1.A2" office:value-type="string">
            <text:p text:style-name="P10">edge</text:p>
          </table:table-cell>
          <table:table-cell table:style-name="Table1.A2" office:value-type="string">
            <text:p text:style-name="P9">yes</text:p>
          </table:table-cell>
          <table:table-cell table:style-name="Table1.E2" office:value-type="string">
            <text:p text:style-name="P10">User(s) that modified date record</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ext:soft-page-break/>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not<text:span text:style-name="T37">e</text:span>s (multiple)</text:p>
          </table:table-cell>
        </table:table-row>
        <table:table-row>
          <table:table-cell table:style-name="Table1.A2" office:value-type="string">
            <text:p text:style-name="P9"><text:span text:style-name="T56">(</text:span>t<text:span text:style-name="T56">)</text:span>ag<text:span text:style-name="T56">s</text:span></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9">nam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Unique human-friendly name</text:p>
          </table:table-cell>
        </table:table-row>
        <table:table-row>
          <table:table-cell table:style-name="Table1.A2" office:value-type="string">
            <text:p text:style-name="P14">(n)otes</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0">type</text:p>
          </table:table-cell>
          <table:table-cell table:style-name="Table1.A2" office:value-type="string">
            <text:p text:style-name="P10">enum</text:p>
          </table:table-cell>
          <table:table-cell table:style-name="Table1.A2" office:value-type="string">
            <text:p text:style-name="P10">yes</text:p>
          </table:table-cell>
          <table:table-cell table:style-name="Table1.E2" office:value-type="string">
            <text:p text:style-name="P10">One of: information, warning, error, action, <text:span text:style-name="T36">question</text:span></text:p>
          </table:table-cell>
        </table:table-row>
        <table:table-row>
          <table:table-cell table:style-name="Table1.A2" office:value-type="string">
            <text:p text:style-name="Table_20_Contents"/>
          </table:table-cell>
          <table:table-cell table:style-name="Table1.A2" office:value-type="string">
            <text:p text:style-name="P9">text</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9">Text of <text:span text:style-name="T36">note</text:spa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text:p>
          </table:table-cell>
        </table:table-row>
        <table:table-row>
          <table:table-cell table:style-name="Table1.A2" office:value-type="string">
            <text:p text:style-name="P14">(a)lias</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6">(a/uid:alias)</text:span></text:p>
          </table:table-cell>
        </table:table-row>
        <table:table-row>
          <table:table-cell table:style-name="Table1.A2" office:value-type="string">
            <text:p text:style-name="P14">(dep)loy</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4">data</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ata ID</text:p>
          </table:table-cell>
        </table:table-row>
        <table:table-row>
          <table:table-cell table:style-name="Table1.A2" office:value-type="string">
            <text:p text:style-name="Table_20_Contents"/>
          </table:table-cell>
          <table:table-cell table:style-name="Table1.A2" office:value-type="string">
            <text:p text:style-name="P14">path</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eployment path (with endpoint)</text:p>
          </table:table-cell>
        </table:table-row>
        <table:table-row>
          <table:table-cell table:style-name="Table1.A2" office:value-type="string">
            <text:p text:style-name="Table_20_Contents"/>
          </table:table-cell>
          <table:table-cell table:style-name="Table1.A2" office:value-type="string">
            <text:p text:style-name="P14">task</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Globus task ID</text:p>
          </table:table-cell>
        </table:table-row>
        <table:table-row>
          <table:table-cell table:style-name="Table1.A2" office:value-type="string">
            <text:p text:style-name="Table_20_Contents"/>
          </table:table-cell>
          <table:table-cell table:style-name="Table1.A2" office:value-type="string">
            <text:p text:style-name="P14">status</text:p>
          </table:table-cell>
          <table:table-cell table:style-name="Table1.A2" office:value-type="string">
            <text:p text:style-name="P14">int</text:p>
          </table:table-cell>
          <table:table-cell table:style-name="Table1.A2" office:value-type="string">
            <text:p text:style-name="P14">yes</text:p>
          </table:table-cell>
          <table:table-cell table:style-name="Table1.E2" office:value-type="string">
            <text:p text:style-name="P14">Globus t<text:span text:style-name="T57">ransfer</text:span> status</text:p>
          </table:table-cell>
        </table:table-row>
        <table:table-row>
          <table:table-cell table:style-name="Table1.A2" office:value-type="string">
            <text:p text:style-name="Table_20_Contents"/>
          </table:table-cell>
          <table:table-cell table:style-name="Table1.A2" office:value-type="string">
            <text:p text:style-name="P14">write</text:p>
          </table:table-cell>
          <table:table-cell table:style-name="Table1.A2" office:value-type="string">
            <text:p text:style-name="P14">bool</text:p>
          </table:table-cell>
          <table:table-cell table:style-name="Table1.A2" office:value-type="string">
            <text:p text:style-name="P14">yes</text:p>
          </table:table-cell>
          <table:table-cell table:style-name="Table1.E2" office:value-type="string">
            <text:p text:style-name="P14">Writeable flag (read assumed)</text:p>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7">Edge Type</text:p>
            </table:table-cell>
            <table:table-cell table:style-name="Table2.A1" office:value-type="string">
              <text:p text:style-name="P17">Attribute</text:p>
            </table:table-cell>
            <table:table-cell table:style-name="Table2.A1" office:value-type="string">
              <text:p text:style-name="P17">Type</text:p>
            </table:table-cell>
            <table:table-cell table:style-name="Table2.A1" office:value-type="string">
              <text:p text:style-name="P17">Req.</text:p>
            </table:table-cell>
            <table:table-cell table:style-name="Table2.E1" office:value-type="string">
              <text:p text:style-name="P17">Description</text:p>
            </table:table-cell>
          </table:table-row>
        </table:table-header-rows>
        <table:table-row>
          <table:table-cell table:style-name="Table2.A2" office:value-type="string">
            <text:p text:style-name="P11">own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dent</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cl</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ta</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mb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tem</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dmin</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0">creat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creation</text:p>
          </table:table-cell>
        </table:table-row>
        <table:table-row>
          <table:table-cell table:style-name="Table2.A2" office:value-type="string">
            <text:p text:style-name="P10">modifi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ext:soft-page-break/>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modification</text:p>
          </table:table-cell>
        </table:table-row>
      </table:table>
      <text:p text:style-name="P44"/>
      <text:p text:style-name="P44"/>
      <text:h text:style-name="P65" text:outline-level="3"><text:span text:style-name="T58">Hard </text:span>Lock<text:span text:style-name="T58">s</text:span></text:h>
      <text:list xml:id="list8042383798301047708" text:style-name="L3">
        <text:list-item>
          <text:p text:style-name="P24">Owners and admins may apply <text:span text:style-name="T5">hard</text:span><text:span text:style-name="T58"> </text:span>read and write locks to data records and collections.</text:p>
        </text:list-item>
        <text:list-item>
          <text:p text:style-name="P24"><text:span text:style-name="T58">Hard l</text:span>ocks override <text:span text:style-name="T58">data </text:span>read- and write- permissions set by ACLs and allow easy (temporary) control to data without needing to modify ACLs.</text:p>
        </text:list-item>
        <text:list-item>
          <text:p text:style-name="P24">When locked, only owners or admins may <text:span text:style-name="T58">read or write data</text:span>.</text:p>
        </text:list-item>
        <text:list-item>
          <text:p text:style-name="P25">Applying a hard write lock to data that has a current soft write lock will prevent the soft lock holder from pushing new data until the hard lock is lifted.</text:p>
        </text:list-item>
      </text:list>
      <text:h text:style-name="P66" text:outline-level="3">Soft Locks</text:h>
      <text:list xml:id="list160727389010398" text:continue-numbering="true" text:style-name="L3">
        <text:list-item>
          <text:p text:style-name="P26">Users with read and/or write permissions may acquire a <text:span text:style-name="T2">soft</text:span> read- and/or write lock, respectively on a data record and/or collection.</text:p>
        </text:list-item>
        <text:list-item>
          <text:p text:style-name="P26">Soft read locks cause associated data revisions to become reference counted, such that they will not be deleted if superseded by subsequent pushes.</text:p>
        </text:list-item>
        <text:list-item>
          <text:p text:style-name="P25">Soft read locks provide a means of maintaining referential integrity for one or more data records while the lock is held (i.e. the locked data will not be changed or deleted while the lock is held). <text:span text:style-name="T60">This feature is especially useful for workflows that execute across different facilities or compute environments that do not share a common file system (and where pulling all the data at once is not desired).</text:span> </text:p>
        </text:list-item>
        <text:list-item>
          <text:p text:style-name="P25">Multiple soft read locks can be held on the same data records by multiple users.</text:p>
        </text:list-item>
        <text:list-item>
          <text:p text:style-name="P26">Soft write locks <text:span text:style-name="T59">reserve and allocate the next revision number(s) of associated data records to the calling user/app – allowing only the lock holder to push data.</text:span></text:p>
        </text:list-item>
        <text:list-item>
          <text:p text:style-name="P27">Only one soft lock can be held on a data record at a time.</text:p>
        </text:list-item>
        <text:list-item>
          <text:p text:style-name="P27">All soft locks are assigned a configurable expiry, after which the lock will be automatically released.</text:p>
        </text:list-item>
        <text:list-item>
          <text:p text:style-name="P28">Users/applications should release soft locks as soon the lock is no longer needed. This will avoid <text:span text:style-name="T61">unnecessarily</text:span> blocking other users from accessing the data. <text:span text:style-name="T61">An automatic lock release mechanism may be provided for certain batch/workflow environments.</text:span></text:p>
        </text:list-item>
        <text:list-item>
          <text:p text:style-name="P27">If an application requires stable data for a period surpassing the lock expiry, then the data should be pulled into local storage where its life cycle may be controlled by the user/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03-15T16:07:26.646114296</dc:date>
    <meta:editing-duration>PT23H26M39S</meta:editing-duration>
    <meta:editing-cycles>107</meta:editing-cycles>
    <meta:generator>LibreOffice/5.1.6.2$Linux_X86_64 LibreOffice_project/10m0$Build-2</meta:generator>
    <meta:document-statistic meta:table-count="2" meta:image-count="0" meta:object-count="0" meta:page-count="15" meta:paragraph-count="419" meta:word-count="5456" meta:character-count="34361" meta:non-whitespace-character-count="29294"/>
  </office:meta>
</office:document-meta>
</file>